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6"/>
        <table:table-column table:style-name="co3" table:number-columns-repeated="4" table:default-cell-style-name="ce5"/>
        <table:table-column table:style-name="co3" table:default-cell-style-name="ce17"/>
        <table:table-column table:style-name="co3" table:default-cell-style-name="ce22"/>
        <table:table-column table:style-name="co3" table:number-columns-repeated="77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15">
            <text:p>Chenal 4</text:p>
          </table:table-cell>
          <table:table-cell office:value-type="string" table:style-name="ce20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3 Florizarre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8"/>
          <table:table-cell table:number-columns-repeated="8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8"/>
          <table:table-cell table:number-columns-repeated="8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table:number-columns-repeated="4" table:style-name="ce9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18">
            <text:p>X, T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table:style-name="ce9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16"/>
          <table:table-cell office:value-type="string" table:style-name="ce21">
            <text:p>S</text:p>
          </table:table-cell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8" table:style-name="ce5"/>
          <table:table-cell table:style-name="ce6"/>
          <table:table-cell office:value-type="string" table:style-name="ce8">
            <text:p>T</text:p>
          </table:table-cell>
          <table:table-cell table:number-columns-repeated="3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28 Sablairau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16">
            <text:p>X</text:p>
          </table:table-cell>
          <table:table-cell table:style-name="ce21"/>
          <table:table-cell office:value-type="string" table:style-name="ce9">
            <text:p>X</text:p>
          </table:table-cell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36 Mélodelf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16">
            <text:p>X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28">
            <text:p>38 Feunard</text:p>
          </table:table-cell>
          <table:table-cell table:number-columns-repeated="8" table:style-name="ce25"/>
          <table:table-cell office:value-type="string" table:style-name="ce8">
            <text:p>T</text:p>
          </table:table-cell>
          <table:table-cell table:style-name="ce24"/>
          <table:table-cell table:number-columns-repeated="4" table:style-name="ce25"/>
          <table:table-cell table:style-name="ce26"/>
          <table:table-cell table:style-name="ce27"/>
          <table:table-cell office:value-type="string" table:style-name="ce25">
            <text:p>X</text:p>
          </table:table-cell>
          <table:table-cell table:number-columns-repeated="16366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0 Grodoudou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5 Raflessia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office:value-type="string" table:style-name="ce18">
            <text:p>T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49 Aéromite</text:p>
          </table:table-cell>
          <table:table-cell table:number-columns-repeated="5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51 Triopiqueur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59 Arkanin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16">
            <text:p>X</text:p>
          </table:table-cell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62 Tartard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office:value-type="string" table:style-name="ce16">
            <text:p>X</text:p>
          </table:table-cell>
          <table:table-cell office:value-type="string" table:style-name="ce21">
            <text:p>S</text:p>
          </table:table-cell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7" table:style-name="ce9"/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28">
            <text:p>68 Mackogneur</text:p>
          </table:table-cell>
          <table:table-cell table:number-columns-repeated="3" table:style-name="ce25"/>
          <table:table-cell office:value-type="string" table:style-name="ce8">
            <text:p>T</text:p>
          </table:table-cell>
          <table:table-cell table:number-columns-repeated="4" table:style-name="ce25"/>
          <table:table-cell office:value-type="string" table:style-name="ce8">
            <text:p>T</text:p>
          </table:table-cell>
          <table:table-cell table:style-name="ce24"/>
          <table:table-cell table:style-name="ce25"/>
          <table:table-cell office:value-type="string" table:style-name="ce8">
            <text:p>T</text:p>
          </table:table-cell>
          <table:table-cell table:number-columns-repeated="2" table:style-name="ce25"/>
          <table:table-cell table:style-name="ce26"/>
          <table:table-cell table:style-name="ce27"/>
          <table:table-cell office:value-type="string" table:style-name="ce25">
            <text:p>X</text:p>
          </table:table-cell>
          <table:table-cell table:number-columns-repeated="16366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71 Empiflor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office:value-type="string" table:style-name="ce9">
            <text:p>X</text:p>
          </table:table-cell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office:value-type="string" table:style-name="ce21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6" table:style-name="ce7"/>
        </table:table-row>
        <table:table-row table:style-name="ro1">
          <table:table-cell office:value-type="string" table:style-name="ce28">
            <text:p>76 Grolem</text:p>
          </table:table-cell>
          <table:table-cell table:number-columns-repeated="9" table:style-name="ce25"/>
          <table:table-cell table:style-name="ce24"/>
          <table:table-cell table:style-name="ce25"/>
          <table:table-cell office:value-type="string" table:style-name="ce8">
            <text:p>T</text:p>
          </table:table-cell>
          <table:table-cell table:number-columns-repeated="2" table:style-name="ce25"/>
          <table:table-cell table:style-name="ce26"/>
          <table:table-cell table:style-name="ce27"/>
          <table:table-cell office:value-type="string" table:style-name="ce25">
            <text:p>X</text:p>
          </table:table-cell>
          <table:table-cell table:number-columns-repeated="16366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78 Galop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4"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80 Flagadoss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82 magneton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85 Dodrio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6"/>
          <table:table-cell table:style-name="ce5"/>
          <table:table-cell office:value-type="string" table:style-name="ce8">
            <text:p>T</text:p>
          </table:table-cell>
          <table:table-cell table:number-columns-repeated="2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89 Grostadmorv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office:value-type="string" table:style-name="ce21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93 Spectrum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97 Hypnoma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7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99 Kraboss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office:value-type="string" table:style-name="ce21">
            <text:p>S</text:p>
          </table:table-cell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01 Electro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05 Ossatu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office:value-type="string" table:style-name="ce16">
            <text:p>X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office:value-type="string" table:style-name="ce16">
            <text:p>X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10 Smogogo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office:value-type="string" table:style-name="ce9">
            <text:p>X</text:p>
          </table:table-cell>
          <table:table-cell table:number-columns-repeated="16366" table:style-name="ce7"/>
        </table:table-row>
        <table:table-row table:style-name="ro1">
          <table:table-cell office:value-type="string" table:style-name="ce28">
            <text:p>112 Rinoféros</text:p>
          </table:table-cell>
          <table:table-cell table:number-columns-repeated="8" table:style-name="ce25"/>
          <table:table-cell office:value-type="string" table:style-name="ce8">
            <text:p>T</text:p>
          </table:table-cell>
          <table:table-cell table:style-name="ce24"/>
          <table:table-cell table:number-columns-repeated="4" table:style-name="ce25"/>
          <table:table-cell table:style-name="ce26"/>
          <table:table-cell table:style-name="ce27"/>
          <table:table-cell office:value-type="string" table:style-name="ce25">
            <text:p>X</text:p>
          </table:table-cell>
          <table:table-cell table:number-columns-repeated="16366" table:style-name="ce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number-columns-repeated="9" table:style-name="ce9"/>
          <table:table-cell table:style-name="ce10"/>
          <table:table-cell table:number-columns-repeated="4" table:style-name="ce9"/>
          <table:table-cell office:value-type="string" table:style-name="ce16">
            <text:p>X</text:p>
          </table:table-cell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7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office:value-type="string" table:style-name="ce21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office:value-type="string" table:style-name="ce21">
            <text:p>S</text:p>
          </table:table-cell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5"/>
          <table:table-cell office:value-type="string" table:style-name="ce8">
            <text:p>T</text:p>
          </table:table-cell>
          <table:table-cell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table:number-columns-repeated="2" table:style-name="ce5"/>
          <table:table-cell office:value-type="string" table:style-name="ce8">
            <text:p>T</text:p>
          </table:table-cell>
          <table:table-cell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4" table:style-name="ce9"/>
          <table:table-cell table:style-name="ce16"/>
          <table:table-cell office:value-type="string" table:style-name="ce21">
            <text:p>S</text:p>
          </table:table-cell>
          <table:table-cell table:number-columns-repeated="16367" table:style-name="ce9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34 Aqu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35 Volt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T</text:p>
          </table:table-cell>
          <table:table-cell table:number-columns-repeated="3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36 Pyr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9" table:style-name="ce12"/>
          <table:table-cell table:style-name="ce13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9"/>
          <table:table-cell table:style-name="ce23"/>
          <table:table-cell office:value-type="string" table:style-name="ce12">
            <text:p>route victoire</text:p>
          </table:table-cell>
          <table:table-cell table:number-columns-repeated="16366" table:style-name="ce12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number-columns-repeated="16367" table:style-name="ce9"/>
        </table:table-row>
        <table:table-row table:style-name="ro1">
          <table:table-cell office:value-type="string" table:style-name="ce7">
            <text:p>141 Kabutops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48 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office:value-type="string" table:style-name="ce7">
            <text:p>149 Dracolosse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table:style-name="ce16"/>
          <table:table-cell table:style-name="ce21"/>
          <table:table-cell table:style-name="ce9"/>
          <table:table-cell table:number-columns-repeated="1636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51 Mew</text:p>
          </table:table-cell>
          <table:table-cell table:number-columns-repeated="9" table:style-name="ce5"/>
          <table:table-cell table:style-name="ce6"/>
          <table:table-cell table:number-columns-repeated="4" table:style-name="ce5"/>
          <table:table-cell table:style-name="ce17"/>
          <table:table-cell table:style-name="ce22"/>
          <table:table-cell table:number-columns-repeated="16367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24T11:20:58Z</dc:date>
    <meta:editing-duration>PT0S</meta:editing-duration>
  </office:meta>
</office:document-meta>
</file>